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352cm" draw:marker-end-width="0.352cm" draw:fill="solid" draw:fill-color="#e6e6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5" style:family="graphic" style:parent-style-name="standard">
      <style:graphic-properties draw:stroke="dash" draw:stroke-dash="Ultrafine_20_Dashe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none" draw:stroke-dash="Fine_20_Dashed_20__28_var_29_" svg:stroke-width="0.102cm" svg:stroke-color="#000000" draw:fill="none" draw:fill-color="#ffffff" fo:min-height="1.143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Capitals O'" style:font-pitch="variable" fo:font-size="28pt" style:font-size-asian="28pt" style:font-size-complex="28pt"/>
    </style:style>
    <style:style style:name="P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family="'Linux Libertine Capitals 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064cm" svg:x="7.266cm" svg:y="8.064cm">
          <text:p text:style-name="P1">Répon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064cm" svg:x="14.215cm" svg:y="8.012cm">
          <text:p text:style-name="P1">Évalu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064cm" svg:x="10.815cm" svg:y="13.512cm">
          <text:p text:style-name="P1">Contex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064cm" svg:x="3.215cm" svg:y="13.512cm">
          <text:p text:style-name="P1">Source</text:p>
          <text:p text:style-name="P1">de te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064cm" svg:x="18.164cm" svg:y="13.46cm">
          <text:p text:style-name="P1">Exerc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286cm" svg:height="2.17cm" svg:x="4.272cm" svg:y="12.409cm">
          <text:p/>
          <draw:enhanced-geometry svg:viewBox="0 0 21600 21600" draw:text-areas="0 0 21600 21600" draw:type="circular-arrow" draw:modifiers="146.535137972713 5.36663544820901 8457.0092635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286cm" svg:height="2.17cm" svg:x="8.321cm" svg:y="6.958cm">
          <text:p/>
          <draw:enhanced-geometry svg:viewBox="0 0 21600 21600" draw:text-areas="0 0 21600 21600" draw:type="circular-arrow" draw:modifiers="146.535137972713 5.36663544820901 8457.0092635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286cm" svg:height="2.17cm" svg:x="15.27cm" svg:y="6.907cm">
          <text:p/>
          <draw:enhanced-geometry svg:viewBox="0 0 21600 21600" draw:text-areas="0 0 21600 21600" draw:type="circular-arrow" draw:modifiers="146.535137972713 5.36663544820901 8457.0092635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286cm" svg:height="2.17cm" svg:x="11.819cm" svg:y="12.456cm">
          <text:p/>
          <draw:enhanced-geometry svg:viewBox="0 0 21600 21600" draw:text-areas="0 0 21600 21600" draw:type="circular-arrow" draw:modifiers="146.535137972713 5.36663544820901 8457.0092635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286cm" svg:height="2.17cm" svg:x="19.168cm" svg:y="12.405cm">
          <text:p/>
          <draw:enhanced-geometry svg:viewBox="0 0 21600 21600" draw:text-areas="0 0 21600 21600" draw:type="circular-arrow" draw:modifiers="146.535137972713 5.36663544820901 8457.0092635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1" draw:layer="layout" svg:x1="14.208cm" svg:y1="10.064cm" svg:x2="11.795cm" svg:y2="10.064cm">
          <text:p/>
        </draw:line>
        <draw:line draw:style-name="gr3" draw:text-style-name="P1" draw:layer="layout" svg:x1="16.494cm" svg:y1="12.096cm" svg:x2="14.208cm" svg:y2="14.509cm">
          <text:p/>
        </draw:line>
        <draw:line draw:style-name="gr3" draw:text-style-name="P1" draw:layer="layout" svg:x1="16.367cm" svg:y1="12.096cm" svg:x2="19.034cm" svg:y2="14.509cm">
          <text:p/>
        </draw:line>
        <draw:line draw:style-name="gr3" draw:text-style-name="P1" draw:layer="layout" svg:x1="20.05cm" svg:y1="13.493cm" svg:x2="17.51cm" svg:y2="11.207cm">
          <text:p/>
        </draw:line>
        <draw:line draw:style-name="gr3" draw:text-style-name="P1" draw:layer="layout" svg:x1="10.779cm" svg:y1="15.552cm" svg:x2="7.604cm" svg:y2="15.552cm">
          <text:p/>
        </draw:line>
        <draw:custom-shape draw:style-name="gr4" draw:text-style-name="P2" draw:layer="layout" svg:width="19.02cm" svg:height="1.723cm" svg:x="3.63cm" svg:y="20.982cm">
          <text:p text:style-name="P1"><text:span text:style-name="T1">Système de fichiers sous Gi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6cm" svg:height="3.175cm" svg:x="8.63cm" svg:y="1.282cm">
          <text:p text:style-name="P1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2.921cm" svg:x="11.579cm" svg:y="3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94cm" svg:height="2.921cm" draw:transform="rotate (3.1401963901882) translate (14.371cm 21.5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8.636cm" svg:height="1.495cm" svg:x="13.935cm" svg:y="5.091cm">
          <draw:text-box>
            <text:p text:style-name="P3">Mise à jour automatique</text:p>
          </draw:text-box>
        </draw:frame>
        <draw:frame draw:style-name="gr6" draw:text-style-name="P3" draw:layer="layout" svg:width="8.636cm" svg:height="1.495cm" svg:x="13.935cm" svg:y="19.492cm">
          <draw:text-box>
            <text:p text:style-name="P3">Mise à jour automatiq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4:59:28</meta:creation-date>
    <dc:date>2013-07-06T15:12:08</dc:date>
    <meta:editing-duration>P0D</meta:editing-duration>
    <meta:editing-cycles>1</meta:editing-cycles>
    <meta:document-statistic meta:object-count="21"/>
    <meta:generator>LibreOffice/3.5$Linux_X86_64 LibreOffice_project/350m1$Build-2</meta:generator>
  </office:meta>
</office:document-meta>
</file>